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458in" fo:margin-left="1.2188in" fo:margin-right="2.2146in" fo:margin-top="0in" fo:margin-bottom="0in" table:align="margins" style:writing-mode="lr-tb"/>
    </style:style>
    <style:style style:name="Table1.A" style:family="table-column">
      <style:table-column-properties style:column-width="4.1458in" style:rel-column-width="597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4.1438in" fo:margin-left="1.2188in" fo:margin-right="2.2167in" fo:margin-top="0in" fo:margin-bottom="0in" table:align="margins" style:writing-mode="lr-tb"/>
    </style:style>
    <style:style style:name="Table2.A" style:family="table-column">
      <style:table-column-properties style:column-width="4.1438in" style:rel-column-width="596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 style:list-style-name="L1"/>
    <style:style style:name="P2" style:family="paragraph" style:parent-style-name="Standard" style:master-page-name="">
      <style:paragraph-properties fo:margin-left="0in" fo:margin-right="-0.3752in" fo:text-indent="0in" style:auto-text-indent="false" style:page-number="auto"/>
    </style:style>
    <style:style style:name="P3" style:family="paragraph" style:parent-style-name="Plain_20_Text">
      <style:text-properties style:font-name="Times New Roman" fo:font-size="12pt" style:font-name-asian="MS Mincho" style:font-size-asian="12pt" style:font-size-complex="12pt"/>
    </style:style>
    <style:style style:name="P4" style:family="paragraph" style:parent-style-name="Plain_20_Text">
      <style:paragraph-properties fo:margin-left="0.5in" fo:margin-right="0in" fo:text-indent="-0.5in" style:auto-text-indent="false"/>
    </style:style>
    <style:style style:name="P5" style:family="paragraph" style:parent-style-name="Plain_20_Text">
      <style:paragraph-properties fo:margin-left="0.5in" fo:margin-right="0in" fo:text-indent="-0.5in" style:auto-text-indent="false"/>
      <style:text-properties style:font-name="Times New Roman" fo:font-size="12pt" style:font-name-asian="MS Mincho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MS Mincho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4993920336978384" text:style-name="L1">
        <text:list-item>
          <text:p text:style-name="P1">Write a program that prompts the user to enter a string and displays the string in reverse order,<text:span text:style-name="T1"> hen test the new string for equality with the input string to determine if it is a palindrome.</text:span></text:p>
          <text:p text:style-name="P1"/>
        </text:list-item>
        <text:list-item>
          <text:p text:style-name="P1">Process until out of data</text:p>
          <text:p text:style-name="P1">equality will be determined by inString = newString</text:p>
          <text:p text:style-name="P1">capitalization will not affect equality</text:p>
          <text:p text:style-name="P1">spacing will affect equality</text:p>
          <text:p text:style-name="P1">sLength will be the string length of the trimed inString</text:p>
          <text:p text:style-name="P1">results will be printed to a file (palTestResults.txt)</text:p>
        </text:list-item>
      </text:list>
      <text:p text:style-name="Standard"><text:tab/>newString = inString.charAt(k) + newString</text:p>
      <text:list xml:id="list36285687" text:continue-numbering="true" text:style-name="L1">
        <text:list-header>
          <text:p text:style-name="P1"/>
        </text:list-header>
        <text:list-item>
          <text:p text:style-name="P1">For each run, print Project, Name, Due Date</text:p>
          <text:p text:style-name="P1">for each run, print column headings</text:p>
          <text:p text:style-name="P1">for each loop, print whether it is a palindrome or not</text:p>
          <text:p text:style-name="P1">for each loop, print the input string and the reversed string</text:p>
          <text:p text:style-name="P1">for each run, print the end of program message with the total number of strings processed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lain_20_Text"><text:span text:style-name="T2">Sample Output:</text:span></text:p>
            <text:p text:style-name="Plain_20_Text"><text:span text:style-name="T2">Palindrome <text:s text:c="5"/>Input String <text:s text:c="17"/>New String <text:s text:c="2"/></text:span></text:p>
            <text:p text:style-name="Plain_20_Text"><text:span text:style-name="T2"><text:s text:c="4"/>yes <text:s text:c="15"/>kayak <text:s text:c="26"/>kayak</text:span></text:p>
            <text:p text:style-name="Plain_20_Text"><text:span text:style-name="T2"><text:s text:c="4"/>no <text:s text:c="17"/>Racecar <text:s text:c="22"/>racecaR</text:span></text:p>
            <text:p text:style-name="Plain_20_Text"><text:span text:style-name="T2"><text:s text:c="4"/>no <text:s text:c="17"/>abcdedcab <text:s text:c="18"/>bacdedcba</text:span></text:p>
            <text:p text:style-name="Plain_20_Text"><text:span text:style-name="T2"><text:s text:c="4"/>yes <text:s text:c="16"/>regal lager <text:s text:c="18"/>regal lager</text:span></text:p>
            <text:p text:style-name="Plain_20_Text"><text:span text:style-name="T2">end of program 4 strings were processed</text:span></text:p>
            <text:p text:style-name="P3"/>
          </table:table-cell>
        </table:table-row>
      </table:table>
      <text:list xml:id="list36256415" text:continue-numbering="true" text:style-name="L1">
        <text:list-header>
          <text:p text:style-name="P1"/>
        </text:list-header>
        <text:list-item>
          <text:p text:style-name="P1">For each loop, input the next line of the data file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2">Sample input:</text:span></text:p>
            <text:p text:style-name="P5"/>
            <text:p text:style-name="P4"><text:span text:style-name="T2">kayak</text:span></text:p>
            <text:p text:style-name="P4"><text:span text:style-name="T2">Racecar</text:span></text:p>
            <text:p text:style-name="P4"><text:span text:style-name="T2">abcdedcab</text:span></text:p>
            <text:p text:style-name="P4"><text:span text:style-name="T2">regal lager <text:s text:c="18"/></text:span></text:p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) 6) 7)</text:p>
      <text:p text:style-name="Standard"><text:tab/><text:tab/>Start<text:tab/><text:tab/>print project, name, due date</text:p>
      <text:p text:style-name="Standard"><text:tab/><text:tab/><text:tab/><text:tab/>print headings</text:p>
      <text:p text:style-name="Standard"/>
      <text:p text:style-name="Standard"><text:tab/></text:p>
      <text:p text:style-name="Standard"><text:tab/><text:tab/><text:tab/><text:tab/><text:tab/><text:tab/><text:tab/>read in inString</text:p>
      <text:p text:style-name="Standard"><text:tab/><text:tab/><text:tab/><text:tab/><text:tab/>Start<text:tab/><text:tab/>trim inString</text:p>
      <text:p text:style-name="Standard"><text:tab/><text:tab/><text:tab/><text:tab/><text:tab/><text:tab/><text:tab/>Determine sLength</text:p>
      <text:p text:style-name="Standard"><text:tab/><text:tab/></text:p>
      <text:p text:style-name="Standard"/>
      <text:p text:style-name="Standard">Program<text:tab/>String<text:tab/><text:tab/><text:tab/>For<text:tab/><text:tab/><text:tab/>reverse inString</text:p>
      <text:p text:style-name="Standard"><text:tab/><text:tab/>(0, m) ?<text:span text:style-name="T7">1</text:span><text:tab/><text:tab/>(sLength)<text:tab/><text:tab/>store as newString</text:p>
      <text:p text:style-name="Standard"/>
      <text:p text:style-name="Standard"/>
      <text:p text:style-name="Standard"><text:tab/><text:tab/><text:tab/><text:tab/><text:tab/><text:tab/><text:tab/><text:span text:style-name="T4">compare inString and newString</text:span></text:p>
      <text:p text:style-name="P2"><text:tab/><text:tab/><text:tab/><text:tab/><text:tab/>End<text:tab/><text:tab/>print whether it is a palindrome or not, inString, newString</text:p>
      <text:p text:style-name="Standard"><text:tab/><text:tab/><text:tab/><text:tab/><text:tab/><text:tab/><text:tab/>add to counter</text:p>
      <text:p text:style-name="Standard"/>
      <text:p text:style-name="Standard"/>
      <text:p text:style-name="Standard"><text:tab/><text:tab/><text:tab/><text:tab/>Print end of program</text:p>
      <text:p text:style-name="Standard"><text:tab/><text:tab/>End<text:tab/><text:tab/>Print counter</text:p>
      <text:p text:style-name="Standard"><text:tab/><text:tab/><text:tab/><text:tab/>Close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20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Foiles</meta:initial-creator>
    <meta:creation-date>2015-10-20T14:05:46.98</meta:creation-date>
    <dc:date>2015-10-20T16:10:40</dc:date>
    <dc:creator>Alexander Foiles</dc:creator>
    <meta:editing-duration>PT1H22M18S</meta:editing-duration>
    <meta:editing-cycles>2</meta:editing-cycles>
    <meta:generator>OpenOffice/4.1.1$Win32 OpenOffice.org_project/411m6$Build-9775</meta:generator>
    <meta:document-statistic meta:table-count="2" meta:image-count="0" meta:object-count="0" meta:page-count="2" meta:paragraph-count="42" meta:word-count="240" meta:character-count="1657"/>
  </office:meta>
</office:document-meta>
</file>